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mul.d f4,f1,f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.d f4,v4(r1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add.d f5,f1,f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mul.d f2,f1,f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dd.d f1,f5,f2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.d f1,v5(r1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2406" calcext:value-type="float">
            <text:p>24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1:44:24.644178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10:34.606421809</meta:creation-date>
    <dc:date>2019-02-27T11:52:15.049590655</dc:date>
    <meta:editing-duration>PT33M14S</meta:editing-duration>
    <meta:editing-cycles>5</meta:editing-cycles>
    <meta:generator>LibreOffice/6.0.7.3$Linux_X86_64 LibreOffice_project/00m0$Build-3</meta:generator>
    <meta:document-statistic meta:table-count="1" meta:cell-count="163" meta:object-count="0"/>
  </office:meta>
</office:document-meta>
</file>